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ntity">
      <style:graphic-properties fo:min-height="0cm" fo:min-width="0cm"/>
    </style:style>
    <style:style style:name="gr2" style:family="graphic" style:parent-style-name="standard">
      <style:graphic-properties svg:stroke-width="0.3cm" draw:marker-start-width="1.1cm" draw:marker-end-width="1.1cm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AbstractEntity">
      <style:graphic-properties fo:min-height="2.818cm" fo:min-width="20.768cm"/>
    </style:style>
    <style:style style:name="gr5" style:family="graphic" style:parent-style-name="AbstractEntity">
      <style:graphic-properties fo:min-height="3.722cm" fo:min-width="8.472cm"/>
    </style:style>
    <style:style style:name="gr6" style:family="graphic" style:parent-style-name="AbstractEntity">
      <style:graphic-properties fo:min-height="8.774cm" fo:min-width="21.724cm"/>
    </style:style>
    <style:style style:name="gr7" style:family="graphic" style:parent-style-name="AbstractEntity">
      <style:graphic-properties fo:min-height="12.204cm" fo:min-width="30.254cm"/>
    </style:style>
    <style:style style:name="gr8" style:family="graphic" style:parent-style-name="Caption">
      <style:graphic-properties fo:min-height="0cm" fo:min-width="0cm"/>
    </style:style>
    <style:style style:name="gr9" style:family="graphic" style:parent-style-name="CaptionBig">
      <style:graphic-properties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1" draw:id="id1" draw:layer="layout" svg:width="2.484cm" svg:height="1.319cm" svg:x="17.101cm" svg:y="5.16cm">
          <text:p>Datagram</text:p>
          <text:p>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9.585cm" svg:y1="5.819cm" svg:x2="22.404cm" svg:y2="5.819cm" draw:start-shape="id1" draw:start-glue-point="1" draw:end-shape="id2" draw:end-glue-point="3" svg:d="M19585 5819h2819" svg:viewBox="0 0 2820 1">
          <text:p/>
        </draw:connector>
        <draw:line draw:style-name="gr3" draw:text-style-name="P2" draw:layer="layout" svg:x1="20.9cm" svg:y1="1cm" svg:x2="21.2cm" svg:y2="28.7cm">
          <text:p/>
        </draw:line>
        <draw:custom-shape draw:style-name="gr1" xml:id="id2" draw:id="id2" draw:layer="layout" svg:width="2.484cm" svg:height="1.319cm" svg:x="22.404cm" svg:y="5.16cm">
          <text:p>Datagram</text:p>
          <text:p>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3" draw:id="id3" draw:layer="layout" svg:width="3.238cm" svg:height="1.319cm" svg:x="11.742cm" svg:y="5.16cm">
          <text:p>KeyExchange</text:p>
          <text:p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4" draw:id="id4" draw:layer="layout" svg:width="3.238cm" svg:height="1.319cm" svg:x="26.7cm" svg:y="5.16cm">
          <text:p>KeyExchange</text:p>
          <text:p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14.98cm" svg:y1="5.819cm" svg:x2="17.101cm" svg:y2="5.819cm" draw:start-shape="id3" draw:start-glue-point="1" draw:end-shape="id1" draw:end-glue-point="3" svg:d="M14980 5819h2121" svg:viewBox="0 0 2122 1">
          <text:p/>
        </draw:connector>
        <draw:connector draw:style-name="EntityConnection" draw:layer="layout" draw:type="curve" svg:x1="24.888cm" svg:y1="5.819cm" svg:x2="26.7cm" svg:y2="5.819cm" draw:start-shape="id2" draw:start-glue-point="1" draw:end-shape="id4" svg:d="M24888 5819h1812" svg:viewBox="0 0 1813 1">
          <text:p/>
        </draw:connector>
        <draw:custom-shape draw:style-name="gr4" draw:layer="layout" svg:width="21.6cm" svg:height="3.4cm" svg:x="10.2cm" svg:y="4.1cm">
          <text:p>Key Exch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5" draw:id="id5" draw:layer="layout" svg:width="3.751cm" svg:height="0.799cm" svg:x="2.11cm" svg:y="11.76cm">
          <text:p>SessionIniti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3.985cm" svg:y1="11.76cm" svg:x2="11.742cm" svg:y2="5.819cm" draw:start-shape="id5" draw:start-glue-point="0" draw:end-shape="id3" draw:end-glue-point="3" svg:d="M3985 11760c0-3961 2585-5941 7757-5941" svg:viewBox="0 0 7758 5942">
          <text:p/>
        </draw:connector>
        <draw:custom-shape draw:style-name="gr1" xml:id="id6" draw:id="id6" draw:layer="layout" svg:width="3.377cm" svg:height="1.319cm" svg:x="17.223cm" svg:y="19.162cm">
          <text:p>UDPDatagram</text:p>
          <text:p>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0.6cm" svg:y1="19.821cm" svg:x2="21.623cm" svg:y2="19.821cm" draw:start-shape="id6" draw:start-glue-point="1" draw:end-shape="id7" draw:end-glue-point="3" svg:d="M20600 19821h1023" svg:viewBox="0 0 1024 1">
          <text:p/>
        </draw:connector>
        <draw:custom-shape draw:style-name="gr1" xml:id="id7" draw:id="id7" draw:layer="layout" svg:width="3.377cm" svg:height="1.319cm" svg:x="21.623cm" svg:y="19.162cm">
          <text:p>UDPDatagram</text:p>
          <text:p>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layer="layout" svg:width="9.4cm" svg:height="4.4cm" svg:x="16.2cm" svg:y="18cm">
          <text:p>Data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8" draw:id="id8" draw:layer="layout" svg:width="4.156cm" svg:height="1.319cm" svg:x="11.635cm" svg:y="19.162cm">
          <text:p>ServerMultiplexed</text:p>
          <text:p>Datagram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xml:id="id17" draw:id="id17" draw:layer="layout" draw:type="curve" svg:x1="15.791cm" svg:y1="19.821cm" svg:x2="17.223cm" svg:y2="19.821cm" draw:start-shape="id8" draw:start-glue-point="1" draw:end-shape="id6" draw:end-glue-point="3" svg:d="M15791 19821h1432" svg:viewBox="0 0 1433 1">
          <text:p/>
        </draw:connector>
        <draw:custom-shape draw:style-name="gr1" xml:id="id9" draw:id="id9" draw:layer="layout" svg:width="4.156cm" svg:height="1.319cm" svg:x="26.544cm" svg:y="19.162cm">
          <text:p>ClientMultiplexed</text:p>
          <text:p>Datagram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25cm" svg:y1="19.821cm" svg:x2="26.544cm" svg:y2="19.821cm" draw:start-shape="id7" draw:start-glue-point="1" draw:end-shape="id9" draw:end-glue-point="3" svg:d="M25000 19821h1544" svg:viewBox="0 0 1545 1">
          <text:p/>
        </draw:connector>
        <draw:custom-shape draw:style-name="gr6" draw:layer="layout" svg:width="23.2cm" svg:height="10cm" svg:x="9cm" svg:y="14.6cm">
          <text:p>Channel Multiplex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10" draw:id="id10" draw:layer="layout" svg:width="4.156cm" svg:height="1.319cm" svg:x="9.644cm" svg:y="16.781cm">
          <text:p>DatagramEndpoint</text:p>
          <text:p>Multipl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13.713cm" svg:y1="19.162cm" svg:x2="11.722cm" svg:y2="18.1cm" draw:start-shape="id8" draw:start-glue-point="0" draw:end-shape="id10" draw:end-glue-point="2" svg:d="M13713 19162c0-646-1991-116-1991-1062" svg:viewBox="0 0 1992 1063">
          <text:p/>
        </draw:connector>
        <draw:connector draw:style-name="EntityAccess" draw:layer="layout" draw:type="line" svg:x1="18.911cm" svg:y1="19.162cm" svg:x2="13.8cm" svg:y2="17.44cm" draw:start-shape="id6" draw:start-glue-point="0" draw:end-shape="id10" draw:end-glue-point="1" svg:d="M18911 19162l-5111-1722" svg:viewBox="0 0 5112 1723">
          <text:p/>
        </draw:connector>
        <draw:custom-shape draw:style-name="gr1" xml:id="id11" draw:id="id11" draw:layer="layout" svg:width="2.484cm" svg:height="1.319cm" svg:x="5.792cm" svg:y="19.162cm">
          <text:p>Session</text:p>
          <text:p>Co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xml:id="id19" draw:id="id19" draw:layer="layout" draw:type="curve" svg:x1="8.276cm" svg:y1="19.821cm" svg:x2="11.635cm" svg:y2="19.821cm" draw:start-shape="id11" draw:start-glue-point="1" draw:end-shape="id8" draw:end-glue-point="3" svg:d="M8276 19821h3359" svg:viewBox="0 0 3360 1">
          <text:p/>
        </draw:connector>
        <draw:custom-shape draw:style-name="gr1" xml:id="id12" draw:id="id12" draw:layer="layout" svg:width="2.154cm" svg:height="1.319cm" svg:x="1.882cm" svg:y="19.162cm">
          <text:p>Server</text:p>
          <text:p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13" draw:id="id13" draw:layer="layout" svg:width="1.912cm" svg:height="1.191cm" svg:x="2.003cm" svg:y="15.804cm">
          <text:p>Server</text:p>
          <text:p>Factory</text:p>
          <draw:enhanced-geometry svg:viewBox="0 0 21600 21600" draw:type="rectangle" draw:enhanced-path="M 0 0 L 21600 0 21600 21600 0 21600 0 0 Z N"/>
        </draw:custom-shape>
        <draw:connector draw:style-name="EntityConnection" xml:id="id21" draw:id="id21" draw:layer="layout" draw:type="curve" svg:x1="4.036cm" svg:y1="19.821cm" svg:x2="5.792cm" svg:y2="19.821cm" draw:start-shape="id12" draw:start-glue-point="1" draw:end-shape="id11" draw:end-glue-point="3" svg:d="M4036 19821h1756" svg:viewBox="0 0 1757 1">
          <text:p/>
        </draw:connector>
        <draw:connector draw:style-name="EntityCreation" draw:layer="layout" draw:type="curve" svg:x1="2.959cm" svg:y1="16.995cm" svg:x2="2.959cm" svg:y2="19.162cm" draw:start-shape="id13" draw:end-shape="id12" draw:end-glue-point="0" svg:d="M2959 16995v2167" svg:viewBox="0 0 1 2168">
          <text:p/>
        </draw:connector>
        <draw:custom-shape draw:style-name="gr1" xml:id="id14" draw:id="id14" draw:layer="layout" svg:width="2.356cm" svg:height="1.661cm" svg:x="5.856cm" svg:y="15.674cm">
          <text:p>Session</text:p>
          <text:p>Factory</text:p>
          <text:p>Converter</text:p>
          <draw:enhanced-geometry svg:viewBox="0 0 21600 21600" draw:type="rectangle" draw:enhanced-path="M 0 0 L 21600 0 21600 21600 0 21600 0 0 Z N"/>
        </draw:custom-shape>
        <draw:connector draw:style-name="EntityCreation" draw:layer="layout" draw:type="curve" svg:x1="7.034cm" svg:y1="17.335cm" svg:x2="7.034cm" svg:y2="19.162cm" draw:start-shape="id14" draw:end-shape="id11" draw:end-glue-point="0" svg:d="M7034 17335v1827" svg:viewBox="0 0 1 1828">
          <text:p/>
        </draw:connector>
        <draw:connector draw:style-name="EntityConnection" draw:layer="layout" draw:type="curve" svg:x1="3.985cm" svg:y1="12.559cm" svg:x2="2.959cm" svg:y2="15.804cm" draw:start-shape="id5" draw:start-glue-point="2" draw:end-shape="id13" draw:end-glue-point="0" svg:d="M3985 12559c0 2583-1026 961-1026 3245" svg:viewBox="0 0 1027 3246">
          <text:p/>
        </draw:connector>
        <draw:connector draw:style-name="EntityConnection" draw:layer="layout" draw:type="curve" svg:x1="3.985cm" svg:y1="12.559cm" svg:x2="7.034cm" svg:y2="15.674cm" draw:start-shape="id5" draw:start-glue-point="2" draw:end-shape="id14" draw:end-glue-point="0" svg:d="M3985 12559c0 2485 3049 928 3049 3115" svg:viewBox="0 0 3050 3116">
          <text:p/>
        </draw:connector>
        <draw:connector draw:style-name="EntityConnection" draw:layer="layout" draw:type="curve" svg:x1="3.986cm" svg:y1="12.56cm" svg:x2="11.722cm" svg:y2="16.781cm" draw:end-shape="id10" draw:end-glue-point="0" svg:d="M3986 12560c0 2790 7736 680 7736 4221" svg:viewBox="0 0 7737 4222">
          <text:p/>
        </draw:connector>
        <draw:custom-shape draw:style-name="gr1" xml:id="id15" draw:id="id15" draw:layer="layout" svg:width="2.484cm" svg:height="1.319cm" svg:x="33.358cm" svg:y="19.162cm">
          <text:p>Session</text:p>
          <text:p>Conver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30.7cm" svg:y1="19.821cm" svg:x2="33.358cm" svg:y2="19.821cm" draw:start-shape="id9" draw:start-glue-point="1" draw:end-shape="id15" draw:end-glue-point="3" svg:d="M30700 19821h2658" svg:viewBox="0 0 2659 1">
          <text:p/>
        </draw:connector>
        <draw:custom-shape draw:style-name="gr7" draw:layer="layout" svg:width="32.1cm" svg:height="13.8cm" svg:x="4.5cm" svg:y="13.2cm">
          <text:p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xml:id="id16" draw:id="id16" draw:layer="layout" svg:width="1.66cm" svg:height="0.799cm" svg:x="38.7cm" svg:y="12.701cm">
          <text:p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EntityConnection" draw:layer="layout" draw:type="curve" svg:x1="35.842cm" svg:y1="19.821cm" svg:x2="38.7cm" svg:y2="13.1cm" draw:start-shape="id15" draw:start-glue-point="1" draw:end-shape="id16" draw:end-glue-point="3" svg:d="M35842 19821c2295 0 866-6721 2858-6721" svg:viewBox="0 0 2859 6722">
          <text:p/>
        </draw:connector>
        <draw:connector draw:style-name="EntityConnection" draw:layer="layout" draw:type="curve" svg:x1="29.938cm" svg:y1="5.819cm" svg:x2="38.7cm" svg:y2="13.1cm" draw:start-shape="id4" draw:start-glue-point="1" draw:end-shape="id16" draw:end-glue-point="3" svg:d="M29938 5819c6723 0 2342 7281 8762 7281" svg:viewBox="0 0 8763 7282">
          <text:p/>
        </draw:connector>
        <draw:custom-shape draw:style-name="gr8" xml:id="id18" draw:id="id18" draw:layer="layout" svg:width="7.529cm" svg:height="0.721cm" svg:x="18cm" svg:y="21.3cm">
          <text:p>DatagramMessage: payload, address</text:p>
          <draw:enhanced-geometry svg:viewBox="0 0 21600 21600" draw:type="rectangle" draw:enhanced-path="M 0 0 L 21600 0 21600 21600 0 21600 0 0 Z N"/>
        </draw:custom-shape>
        <draw:connector draw:style-name="CaptionLine" draw:layer="layout" draw:type="curve" svg:x1="16.507cm" svg:y1="19.821cm" svg:x2="18cm" svg:y2="21.66cm" draw:start-shape="id17" draw:start-glue-point="0" draw:end-shape="id18" draw:end-glue-point="3" svg:d="M16507 19821c0 1226 497 1839 1493 1839" svg:viewBox="0 0 1494 1840">
          <text:p/>
        </draw:connector>
        <draw:custom-shape draw:style-name="gr8" xml:id="id20" draw:id="id20" draw:layer="layout" svg:width="9.295cm" svg:height="0.721cm" svg:x="11.09cm" svg:y="23.2cm">
          <text:p>DatagramMessageWithId: payload, address, id</text:p>
          <draw:enhanced-geometry svg:viewBox="0 0 21600 21600" draw:type="rectangle" draw:enhanced-path="M 0 0 L 21600 0 21600 21600 0 21600 0 0 Z N"/>
        </draw:custom-shape>
        <draw:connector draw:style-name="CaptionLine" draw:layer="layout" draw:type="curve" svg:x1="9.955cm" svg:y1="19.821cm" svg:x2="11.09cm" svg:y2="23.56cm" draw:start-shape="id19" draw:start-glue-point="0" draw:end-shape="id20" draw:end-glue-point="3" svg:d="M9955 19821c0 2493 378 3739 1135 3739" svg:viewBox="0 0 1136 3740">
          <text:p/>
        </draw:connector>
        <draw:custom-shape draw:style-name="gr8" xml:id="id22" draw:id="id22" draw:layer="layout" svg:width="10.518cm" svg:height="0.721cm" svg:x="6.281cm" svg:y="25.079cm">
          <text:p>SessionMessage: payload, contextData (i.e. address)</text:p>
          <draw:enhanced-geometry svg:viewBox="0 0 21600 21600" draw:type="rectangle" draw:enhanced-path="M 0 0 L 21600 0 21600 21600 0 21600 0 0 Z N"/>
        </draw:custom-shape>
        <draw:connector draw:style-name="CaptionLine" draw:layer="layout" draw:type="curve" svg:x1="4.914cm" svg:y1="19.821cm" svg:x2="6.281cm" svg:y2="25.439cm" draw:start-shape="id21" draw:start-glue-point="0" draw:end-shape="id22" draw:end-glue-point="3" svg:d="M4914 19821c0 3746 455 5618 1367 5618" svg:viewBox="0 0 1368 5619">
          <text:p/>
        </draw:connector>
        <draw:custom-shape draw:style-name="CaptionBig" draw:layer="layout" svg:width="2.475cm" svg:height="1.354cm" svg:x="1.19cm" svg:y="1.246cm">
          <text:p>Server</text:p>
          <draw:enhanced-geometry svg:viewBox="0 0 21600 21600" draw:type="rectangle" draw:enhanced-path="M 0 0 L 21600 0 21600 21600 0 21600 0 0 Z N"/>
        </draw:custom-shape>
        <draw:custom-shape draw:style-name="gr9" draw:layer="layout" svg:width="2.263cm" svg:height="0.962cm" svg:x="38.232cm" svg:y="1.238cm">
          <text:p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solid" draw:fill-color="#c0c0c0" draw:fill-gradient-name="Gradient_20_7" draw:fill-hatch-name="Hatching_20_46" draw:fill-image-name="Bitmap_20_1" draw:fill-image-width="0cm" draw:fill-image-height="0cm" draw:textarea-vertical-align="middle" fo:wrap-option="wrap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-dash="Dashed_20__28_var_29__20_1" draw:fill-color="#e6e6e6" draw:fill-gradient-name="Gradient_20_7" draw:fill-hatch-name="Hatching_20_46" draw:fill-image-name="Bitmap_20_1" draw:fill-image-width="0cm" draw:fill-image-height="0cm" draw:textarea-vertical-align="middle" draw:auto-grow-height="true" fo:min-height="1.104cm" fo:min-width="1.754cm" draw:shadow="visible"/>
      <style:paragraph-properties fo:text-align="center">
        <style:tab-stops/>
      </style:paragraph-properties>
      <style:text-properties fo:font-size="12pt" style:font-size-asian="18pt" style:font-size-complex="18pt"/>
    </style:style>
    <style:style style:name="EntityConnection" style:family="graphic" style:parent-style-name="standard">
      <style:graphic-properties draw:stroke-dash="Dashed_20__28_var_29__20_1" svg:stroke-width="0.1cm" draw:marker-start-width="0.35cm" draw:marker-end-width="0.35cm" draw:fill-gradient-name="Gradient_20_7" draw:fill-hatch-name="Hatching_20_46" draw:fill-image-name="Bitmap_20_1" draw:fill-image-width="0cm" draw:fill-image-height="0cm" draw:textarea-horizontal-align="left" draw:textarea-vertical-align="top" draw:fit-to-size="false" draw:fit-to-contour="false" fo:padding-top="0cm" fo:padding-bottom="0cm" fo:padding-left="0cm" fo:padding-right="0cm" draw:measure-align="inside" draw:measure-vertical-align="center" draw:parallel="true"/>
      <style:paragraph-properties fo:text-align="center">
        <style:tab-stops/>
      </style:paragraph-properties>
      <style:text-properties fo:font-size="12pt"/>
    </style:style>
    <style:style style:name="AbstractEntity" style:family="graphic" style:parent-style-name="standard">
      <style:graphic-properties draw:stroke-dash="Dashed_20__28_var_29__20_1" draw:fill="none" draw:fill-gradient-name="Gradient_20_7" draw:fill-hatch-name="Hatching_20_46" draw:fill-image-name="Bitmap_20_1" draw:fill-image-width="0cm" draw:fill-image-height="0cm" draw:textarea-horizontal-align="right" draw:textarea-vertical-align="top" draw:auto-grow-height="false" fo:min-height="2.368cm" fo:min-width="20.318cm"/>
      <style:paragraph-properties fo:text-align="center"/>
      <style:text-properties fo:font-size="12pt" fo:font-weight="bold"/>
    </style:style>
    <style:style style:name="EntityAccess" style:family="graphic" style:parent-style-name="EntityConnection">
      <style:graphic-properties draw:stroke="dash" draw:stroke-dash="Ultrafine_20_Dashed" draw:fill-gradient-name="Gradient_20_7" draw:fill-hatch-name="Hatching_20_46" draw:fill-image-name="Bitmap_20_1"/>
    </style:style>
    <style:style style:name="EntityCreation" style:family="graphic" style:parent-style-name="EntityConnection">
      <style:graphic-properties draw:marker-end="Arrow"/>
    </style:style>
    <style:style style:name="Caption" style:family="graphic" style:parent-style-name="Entity">
      <style:graphic-properties draw:stroke="none" draw:fill="none" draw:shadow="hidden"/>
    </style:style>
    <style:style style:name="CaptionLine" style:family="graphic" style:parent-style-name="EntityConnection">
      <style:graphic-properties draw:marker-start="Circle" draw:marker-end="Arrow"/>
    </style:style>
    <style:style style:name="CaptionBig" style:family="graphic">
      <style:text-properties fo:font-size="18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11:41:16.014301000</meta:creation-date>
    <dc:date>2016-12-17T13:12:45.518063000</dc:date>
    <meta:editing-duration>PT5M30S</meta:editing-duration>
    <meta:editing-cycles>5</meta:editing-cycles>
    <meta:generator>LibreOffice/5.1.6.2$MacOSX_X86_64 LibreOffice_project/07ac168c60a517dba0f0d7bc7540f5afa45f0909</meta:generator>
    <meta:document-statistic meta:object-count="48"/>
  </office:meta>
</office:document-meta>
</file>